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5435A5149443BE70C8.png" manifest:media-type="image/png"/>
  <manifest:file-entry manifest:full-path="Pictures/100002010000064000000354AE8071012DAEFCA6.png" manifest:media-type="image/png"/>
  <manifest:file-entry manifest:full-path="Pictures/100002010000064000000354F4DCF596AD6BD5E9.png" manifest:media-type="image/png"/>
  <manifest:file-entry manifest:full-path="Pictures/100002010000064000000354FD1BF2F13AA489F6.png" manifest:media-type="image/png"/>
  <manifest:file-entry manifest:full-path="Pictures/1000020100000640000003549C2B9291A631D30D.png" manifest:media-type="image/png"/>
  <manifest:file-entry manifest:full-path="Pictures/100002010000064000000354404ED87FC3C1AD6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ca" fo:country="ES" style:text-underline-style="solid" style:text-underline-width="auto" style:text-underline-color="font-color" fo:font-weight="bold" officeooo:rsid="00119f8b" officeooo:paragraph-rsid="00119f8b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19f8b" officeooo:paragraph-rsid="00119f8b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1fd88" officeooo:paragraph-rsid="0011fd8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34c7c" officeooo:paragraph-rsid="00134c7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34c7c" officeooo:paragraph-rsid="00134c7c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50874" officeooo:paragraph-rsid="00134c7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language="ca" fo:country="ES" style:text-underline-style="none" fo:font-weight="normal" officeooo:rsid="00150874" officeooo:paragraph-rsid="00150874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doo en mode desenvolupador</text:p>
      <text:p text:style-name="P1"/>
      <text:p text:style-name="P2">E1</text:p>
      <text:p text:style-name="P2"/>
      <text:p text:style-name="P2"><draw:frame draw:style-name="fr1" draw:name="Imatge1" text:anchor-type="char" svg:width="17.59cm" svg:height="9.366cm" draw:z-index="0"><draw:image xlink:href="Pictures/100002010000064000000354404ED87FC3C1AD68.png" xlink:type="simple" xlink:show="embed" xlink:actuate="onLoad" loext:mime-type="image/png"/></draw:frame></text:p>
      <text:p text:style-name="P2">E2</text:p>
      <text:p text:style-name="P2"/>
      <text:p text:style-name="P2"><draw:frame draw:style-name="fr1" draw:name="Imatge2" text:anchor-type="char" svg:width="17.59cm" svg:height="9.366cm" draw:z-index="1"><draw:image xlink:href="Pictures/100002010000064000000354F4DCF596AD6BD5E9.png" xlink:type="simple" xlink:show="embed" xlink:actuate="onLoad" loext:mime-type="image/png"/></draw:frame></text:p>
      <text:p text:style-name="P2"/>
      <text:p text:style-name="P2"><text:soft-page-break/>E3</text:p>
      <text:p text:style-name="P2"/>
      <text:p text:style-name="P2"><draw:frame draw:style-name="fr1" draw:name="Imatge3" text:anchor-type="char" svg:width="17.59cm" svg:height="9.366cm" draw:z-index="2"><draw:image xlink:href="Pictures/10000201000006400000035435A5149443BE70C8.png" xlink:type="simple" xlink:show="embed" xlink:actuate="onLoad" loext:mime-type="image/png"/></draw:frame></text:p>
      <text:p text:style-name="P3">E4</text:p>
      <text:p text:style-name="P3"/>
      <text:p text:style-name="P3"><draw:frame draw:style-name="fr1" draw:name="Imatge4" text:anchor-type="char" svg:width="17.59cm" svg:height="9.366cm" draw:z-index="3"><draw:image xlink:href="Pictures/1000020100000640000003549C2B9291A631D30D.png" xlink:type="simple" xlink:show="embed" xlink:actuate="onLoad" loext:mime-type="image/png"/></draw:frame></text:p>
      <text:p text:style-name="P4">E5</text:p>
      <text:p text:style-name="P4"/>
      <text:p text:style-name="P4"><draw:frame draw:style-name="fr2" draw:name="Imatge5" text:anchor-type="char" svg:width="17.59cm" svg:height="9.366cm" draw:z-index="4"><draw:image xlink:href="Pictures/100002010000064000000354AE8071012DAEFCA6.png" xlink:type="simple" xlink:show="embed" xlink:actuate="onLoad" loext:mime-type="image/png"/></draw:frame><text:soft-page-break/></text:p>
      <text:p text:style-name="P4">E6</text:p>
      <text:p text:style-name="P4"/>
      <text:p text:style-name="P4"><draw:frame draw:style-name="fr1" draw:name="Imatge6" text:anchor-type="char" svg:width="17.59cm" svg:height="9.366cm" draw:z-index="5"><draw:image xlink:href="Pictures/100002010000064000000354FD1BF2F13AA489F6.png" xlink:type="simple" xlink:show="embed" xlink:actuate="onLoad" loext:mime-type="image/png"/></draw:frame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6" meta:object-count="0" meta:page-count="3" meta:paragraph-count="7" meta:word-count="10" meta:character-count="39" meta:non-whitespace-character-count="36"/>
  </office:meta>
</office:document-meta>
</file>